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0.372cm"/>
    </style:style>
    <style:style style:name="co5" style:family="table-column">
      <style:table-column-properties fo:break-before="auto" style:column-width="1.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anada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  <table:table-cell office:value-type="string">
            <text:p>CAN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;</text:p>
          </table:table-cell>
          <table:table-cell office:value-type="string">
            <text:p>1 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t. Vincent &amp; the Grenadine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office:value-type="string">
            <text:p>CC0000</text:p>
          </table:table-cell>
          <table:table-cell office:value-type="string">
            <text:p>;</text:p>
          </table:table-cell>
          <table:table-cell office:value-type="string">
            <text:p>000099</text:p>
          </table:table-cell>
          <table:table-cell office:value-type="string">
            <text:p>;</text:p>
          </table:table-cell>
          <table:table-cell office:value-type="string">
            <text:p>CUB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tican Cit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 office:value-type="string">
            <text:p>CC0000</text:p>
          </table:table-cell>
          <table:table-cell office:value-type="string">
            <text:p>;</text:p>
          </table:table-cell>
          <table:table-cell office:value-type="string">
            <text:p>000099</text:p>
          </table:table-cell>
          <table:table-cell office:value-type="string">
            <text:p>;</text:p>
          </table:table-cell>
          <table:table-cell office:value-type="string">
            <text:p>CZE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snia &amp; Herzegovin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  <table:table-cell office:value-type="string">
            <text:p>CR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 office:value-type="string">
            <text:p>0000CC</text:p>
          </table:table-cell>
          <table:table-cell office:value-type="string">
            <text:p>;</text:p>
          </table:table-cell>
          <table:table-cell office:value-type="string">
            <text:p>FFFF00</text:p>
          </table:table-cell>
          <table:table-cell office:value-type="string">
            <text:p>;</text:p>
          </table:table-cell>
          <table:table-cell office:value-type="string">
            <text:p>SWE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ast Timor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  <table:table-cell office:value-type="string">
            <text:p>IN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vory Coast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mocratic Republic of 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 table:number-rows-repeated="104838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.11.2014</text:date>, <text:time>00:09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3:24.52</meta:creation-date>
    <dc:date>2014-11-08T00:09:16.12</dc:date>
    <meta:editing-duration>PT9H9M28S</meta:editing-duration>
    <meta:editing-cycles>4</meta:editing-cycles>
    <meta:generator>OpenOffice.org/3.4.1$Win32 OpenOffice.org_project/341m1$Build-9593</meta:generator>
    <meta:document-statistic meta:table-count="3" meta:cell-count="1383" meta:object-count="0"/>
  </office:meta>
</office:document-meta>
</file>